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77bc65"/>
    </style:style>
    <style:style style:name="ce6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99"/>
    <style:style style:name="ce13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 table:style-name="ce1" office:value-type="string" calcext:value-type="string">
            <text:p>inp w</text:p>
          </table:table-cell>
          <table:table-cell table:number-columns-repeated="8"/>
        </table:table-row>
        <table:table-row table:style-name="ro1">
          <table:table-cell table:number-columns-repeated="14" table:style-name="ce1" office:value-type="string" calcext:value-type="string">
            <text:p>mul x 0</text:p>
          </table:table-cell>
          <table:table-cell table:number-columns-repeated="8"/>
        </table:table-row>
        <table:table-row table:style-name="ro1">
          <table:table-cell table:number-columns-repeated="14" table:style-name="ce1" office:value-type="string" calcext:value-type="string">
            <text:p>add x z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table:number-columns-repeated="14" table:style-name="ce1" office:value-type="string" calcext:value-type="string">
            <text:p>mod x 26</text:p>
          </table:table-cell>
          <table:table-cell/>
          <table:table-cell office:value-type="string" calcext:value-type="string">
            <text:p>np x=26, w =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/26</text:p>
          </table:table-cell>
          <table:table-cell office:value-type="string" calcext:value-type="string">
            <text:p>by musialo byc zp =0 ale poprzednia col ma -9 w b wiec</text:p>
          </table:table-cell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div z 1</text:p>
          </table:table-cell>
          <table:table-cell table:style-name="ce2" office:value-type="string" calcext:value-type="string">
            <text:p>div z 26</text:p>
          </table:table-cell>
          <table:table-cell table:number-columns-repeated="2" table:style-name="ce2" office:value-type="string" calcext:value-type="string">
            <text:p>div z 1</text:p>
          </table:table-cell>
          <table:table-cell table:style-name="ce2" office:value-type="string" calcext:value-type="string">
            <text:p>div z 26</text:p>
          </table:table-cell>
          <table:table-cell table:style-name="ce2" office:value-type="string" calcext:value-type="string">
            <text:p>div z 1</text:p>
          </table:table-cell>
          <table:table-cell table:number-columns-repeated="5" table:style-name="ce2" office:value-type="string" calcext:value-type="string">
            <text:p>div z 26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style-name="ce2" office:value-type="string" calcext:value-type="string">
            <text:p>add x 13</text:p>
          </table:table-cell>
          <table:table-cell table:number-columns-repeated="2" table:style-name="ce2" office:value-type="string" calcext:value-type="string">
            <text:p>add x 15</text:p>
          </table:table-cell>
          <table:table-cell table:style-name="ce2" office:value-type="string" calcext:value-type="string">
            <text:p>add x 11</text:p>
          </table:table-cell>
          <table:table-cell table:style-name="ce2" office:value-type="string" calcext:value-type="string">
            <text:p>add x -7</text:p>
          </table:table-cell>
          <table:table-cell table:number-columns-repeated="2" table:style-name="ce2" office:value-type="string" calcext:value-type="string">
            <text:p>add x 10</text:p>
          </table:table-cell>
          <table:table-cell table:style-name="ce2" office:value-type="string" calcext:value-type="string">
            <text:p>add x -5</text:p>
          </table:table-cell>
          <table:table-cell table:style-name="ce2" office:value-type="string" calcext:value-type="string">
            <text:p>add x 15</text:p>
          </table:table-cell>
          <table:table-cell table:style-name="ce2" office:value-type="string" calcext:value-type="string">
            <text:p>add x -3</text:p>
          </table:table-cell>
          <table:table-cell table:style-name="ce2" office:value-type="string" calcext:value-type="string">
            <text:p>add x 0</text:p>
          </table:table-cell>
          <table:table-cell table:style-name="ce2" office:value-type="string" calcext:value-type="string">
            <text:p>add x -5</text:p>
          </table:table-cell>
          <table:table-cell table:style-name="ce2" office:value-type="string" calcext:value-type="string">
            <text:p>add x -9</text:p>
          </table:table-cell>
          <table:table-cell table:style-name="ce2" office:value-type="string" calcext:value-type="string">
            <text:p>add x 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esli 0&lt;b&lt;10 to nastepny eql moze byc true</text:p>
          </table:table-cell>
          <table:table-cell table:number-columns-repeated="3"/>
          <table:table-cell office:value-type="string" calcext:value-type="string">
            <text:p>Zp%26-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/26</text:p>
          </table:table-cell>
        </table:table-row>
        <table:table-row table:style-name="ro1">
          <table:table-cell table:number-columns-repeated="14" table:style-name="ce1" office:value-type="string" calcext:value-type="string">
            <text:p>eql x w</text:p>
          </table:table-cell>
          <table:table-cell table:number-columns-repeated="8"/>
        </table:table-row>
        <table:table-row table:style-name="ro1">
          <table:table-cell table:number-columns-repeated="14" table:style-name="ce1" office:value-type="string" calcext:value-type="string">
            <text:p>eql x 0</text:p>
          </table:table-cell>
          <table:table-cell table:number-columns-repeated="8"/>
        </table:table-row>
        <table:table-row table:style-name="ro1">
          <table:table-cell table:number-columns-repeated="14" table:style-name="ce1" office:value-type="string" calcext:value-type="string">
            <text:p>mul y 0</text:p>
          </table:table-cell>
          <table:table-cell table:number-columns-repeated="8"/>
        </table:table-row>
        <table:table-row table:style-name="ro1">
          <table:table-cell table:number-columns-repeated="14" table:style-name="ce1" office:value-type="string" calcext:value-type="string">
            <text:p>add y 25</text:p>
          </table:table-cell>
          <table:table-cell table:number-columns-repeated="8"/>
        </table:table-row>
        <table:table-row table:style-name="ro1">
          <table:table-cell table:number-columns-repeated="14" table:style-name="ce1" office:value-type="string" calcext:value-type="string">
            <text:p>mul y x</text:p>
          </table:table-cell>
          <table:table-cell table:number-columns-repeated="8"/>
        </table:table-row>
        <table:table-row table:style-name="ro1">
          <table:table-cell table:number-columns-repeated="14" table:style-name="ce1" office:value-type="string" calcext:value-type="string">
            <text:p>add y 1</text:p>
          </table:table-cell>
          <table:table-cell table:number-columns-repeated="8"/>
        </table:table-row>
        <table:table-row table:style-name="ro1">
          <table:table-cell table:number-columns-repeated="14" table:style-name="ce1" office:value-type="string" calcext:value-type="string">
            <text:p>mul z y</text:p>
          </table:table-cell>
          <table:table-cell table:number-columns-repeated="8"/>
        </table:table-row>
        <table:table-row table:style-name="ro1">
          <table:table-cell table:number-columns-repeated="14" table:style-name="ce1" office:value-type="string" calcext:value-type="string">
            <text:p>mul y 0</text:p>
          </table:table-cell>
          <table:table-cell table:number-columns-repeated="8"/>
        </table:table-row>
        <table:table-row table:style-name="ro1">
          <table:table-cell table:number-columns-repeated="14" table:style-name="ce1" office:value-type="string" calcext:value-type="string">
            <text:p>add y w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add y 6</text:p>
          </table:table-cell>
          <table:table-cell table:style-name="ce2" office:value-type="string" calcext:value-type="string">
            <text:p>add y 7</text:p>
          </table:table-cell>
          <table:table-cell table:style-name="ce2" office:value-type="string" calcext:value-type="string">
            <text:p>add y 10</text:p>
          </table:table-cell>
          <table:table-cell table:style-name="ce2" office:value-type="string" calcext:value-type="string">
            <text:p>add y 2</text:p>
          </table:table-cell>
          <table:table-cell table:style-name="ce2" office:value-type="string" calcext:value-type="string">
            <text:p>add y 15</text:p>
          </table:table-cell>
          <table:table-cell table:style-name="ce2" office:value-type="string" calcext:value-type="string">
            <text:p>add y 8</text:p>
          </table:table-cell>
          <table:table-cell table:style-name="ce2" office:value-type="string" calcext:value-type="string">
            <text:p>add y 1</text:p>
          </table:table-cell>
          <table:table-cell table:style-name="ce2" office:value-type="string" calcext:value-type="string">
            <text:p>add y 10</text:p>
          </table:table-cell>
          <table:table-cell table:style-name="ce2" office:value-type="string" calcext:value-type="string">
            <text:p>add y 5</text:p>
          </table:table-cell>
          <table:table-cell table:style-name="ce2" office:value-type="string" calcext:value-type="string">
            <text:p>add y 3</text:p>
          </table:table-cell>
          <table:table-cell table:style-name="ce2" office:value-type="string" calcext:value-type="string">
            <text:p>add y 5</text:p>
          </table:table-cell>
          <table:table-cell table:style-name="ce2" office:value-type="string" calcext:value-type="string">
            <text:p>add y 11</text:p>
          </table:table-cell>
          <table:table-cell table:style-name="ce2" office:value-type="string" calcext:value-type="string">
            <text:p>add y 12</text:p>
          </table:table-cell>
          <table:table-cell table:style-name="ce2" office:value-type="string" calcext:value-type="string">
            <text:p>add y 1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number-columns-repeated="14" table:style-name="ce1" office:value-type="string" calcext:value-type="string">
            <text:p>mul y x</text:p>
          </table:table-cell>
          <table:table-cell table:number-columns-repeated="8"/>
        </table:table-row>
        <table:table-row table:style-name="ro1">
          <table:table-cell table:number-columns-repeated="14" table:style-name="ce1" office:value-type="string" calcext:value-type="string">
            <text:p>add z y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<text:span text:style-name="T1">st</text:span> col</text:p>
          </table:table-cell>
          <table:table-cell office:value-type="string" calcext:value-type="string">
            <text:p>2<text:span text:style-name="T1">nd</text:span> col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style-name="ce3" office:value-type="string" calcext:value-type="string" table:number-columns-spanned="2" table:number-rows-spanned="1">
            <text:p>eql x w (line 7)</text:p>
          </table:table-cell>
          <table:covered-table-cell/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Zp%26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(Zp%26+b=w;0;1)</text:p>
          </table:table-cell>
          <table:table-cell table:number-columns-repeated="11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W+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+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+6</text:p>
          </table:table-cell>
          <table:table-cell office:value-type="string" calcext:value-type="string">
            <text:p>(wnew+c)*IF(Zp%26+b=w;0;1) </text:p>
          </table:table-cell>
          <table:table-cell table:number-columns-repeated="11"/>
          <table:table-cell office:value-type="string" calcext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table:number-columns-repeated="11"/>
          <table:table-cell table:number-columns-repeated="2" office:value-type="string" calcext:value-type="string">
            <text:p>zp/a</text:p>
          </table:table-cell>
          <table:table-cell office:value-type="string" calcext:value-type="string">
            <text:p>zp/a*26+w+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+6</text:p>
          </table:table-cell>
          <table:table-cell office:value-type="string" calcext:value-type="string">
            <text:p>zp/a*(25*IF(Zp%26+b=w;0;1)+1)+(wnew+c)*IF(Zp%26+b=w;0;1) 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/=(zp/a*25+wnew+c)*IF(Zp%26+b=w;0;1)+zp/a</text:p>
          </table:table-cell>
          <table:table-cell table:number-columns-repeated="11"/>
          <table:table-cell office:value-type="string" calcext:value-type="string">
            <text:p>by z=0</text:p>
          </table:table-cell>
          <table:table-cell office:value-type="string" calcext:value-type="string">
            <text:p>Zp=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-7" calcext:value-type="float">
            <text:p>-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float" office:value="-9" calcext:value-type="float">
            <text:p>-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</text:p>
          </table:table-cell>
          <table:table-cell office:value-type="string" calcext:value-type="string">
            <text:p>1<text:span text:style-name="T1">st</text:span> col z</text:p>
          </table:table-cell>
          <table:table-cell office:value-type="string" calcext:value-type="string">
            <text:p>2<text:span text:style-name="T1">nd</text:span> col z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]+[.$B$30]" office:value-type="float" office:value="7" calcext:value-type="float">
            <text:p>7</text:p>
          </table:table-cell>
          <table:table-cell table:formula="of:=([.B32]/[.C$28]*25+[.C$43]+[.C$30])*IF(MOD([.B32];26)+[.C$29]=[.C$43];0;1)+[.B32]/[.C$28]" office:value-type="float" office:value="198" calcext:value-type="float">
            <text:p>198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3]+[.$B$30]" office:value-type="float" office:value="8" calcext:value-type="float">
            <text:p>8</text:p>
          </table:table-cell>
          <table:table-cell table:formula="of:=([.B33]/[.C$28]*25+[.C$43]+[.C$30])*IF(MOD([.B33];26)+[.C$29]=[.C$43];0;1)+[.B33]/[.C$28]" office:value-type="float" office:value="224" calcext:value-type="float">
            <text:p>224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4]+[.$B$30]" office:value-type="float" office:value="9" calcext:value-type="float">
            <text:p>9</text:p>
          </table:table-cell>
          <table:table-cell table:formula="of:=([.B34]/[.C$28]*25+[.C$43]+[.C$30])*IF(MOD([.B34];26)+[.C$29]=[.C$43];0;1)+[.B34]/[.C$28]" office:value-type="float" office:value="250" calcext:value-type="float">
            <text:p>250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5]+[.$B$30]" office:value-type="float" office:value="10" calcext:value-type="float">
            <text:p>10</text:p>
          </table:table-cell>
          <table:table-cell table:formula="of:=([.B35]/[.C$28]*25+[.C$43]+[.C$30])*IF(MOD([.B35];26)+[.C$29]=[.C$43];0;1)+[.B35]/[.C$28]" office:value-type="float" office:value="276" calcext:value-type="float">
            <text:p>276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6]+[.$B$30]" office:value-type="float" office:value="11" calcext:value-type="float">
            <text:p>11</text:p>
          </table:table-cell>
          <table:table-cell table:formula="of:=([.B36]/[.C$28]*25+[.C$43]+[.C$30])*IF(MOD([.B36];26)+[.C$29]=[.C$43];0;1)+[.B36]/[.C$28]" office:value-type="float" office:value="302" calcext:value-type="float">
            <text:p>302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7]+[.$B$30]" office:value-type="float" office:value="12" calcext:value-type="float">
            <text:p>12</text:p>
          </table:table-cell>
          <table:table-cell table:formula="of:=([.B37]/[.C$28]*25+[.C$43]+[.C$30])*IF(MOD([.B37];26)+[.C$29]=[.C$43];0;1)+[.B37]/[.C$28]" office:value-type="float" office:value="328" calcext:value-type="float">
            <text:p>328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38]+[.$B$30]" office:value-type="float" office:value="13" calcext:value-type="float">
            <text:p>13</text:p>
          </table:table-cell>
          <table:table-cell table:formula="of:=([.B38]/[.C$28]*25+[.C$43]+[.C$30])*IF(MOD([.B38];26)+[.C$29]=[.C$43];0;1)+[.B38]/[.C$28]" office:value-type="float" office:value="354" calcext:value-type="float">
            <text:p>354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9]+[.$B$30]" office:value-type="float" office:value="14" calcext:value-type="float">
            <text:p>14</text:p>
          </table:table-cell>
          <table:table-cell table:formula="of:=([.B39]/[.C$28]*25+[.C$43]+[.C$30])*IF(MOD([.B39];26)+[.C$29]=[.C$43];0;1)+[.B39]/[.C$28]" office:value-type="float" office:value="380" calcext:value-type="float">
            <text:p>380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0]+[.$B$30]" office:value-type="float" office:value="15" calcext:value-type="float">
            <text:p>15</text:p>
          </table:table-cell>
          <table:table-cell table:formula="of:=([.B40]/[.C$28]*25+[.C$43]+[.C$30])*IF(MOD([.B40];26)+[.C$29]=[.C$43];0;1)+[.B40]/[.C$28]" office:value-type="float" office:value="406" calcext:value-type="float">
            <text:p>406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9"/>
        </table:table-row>
      </table:table>
      <table:table table:name="Arkusz2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p w</text:p>
          </table:table-cell>
          <table:table-cell table:number-columns-repeated="2" table:style-name="ce1" office:value-type="string" calcext:value-type="string">
            <text:p>inp w</text:p>
          </table:table-cell>
          <table:table-cell office:value-type="string" calcext:value-type="string">
            <text:p>inp w</text:p>
          </table:table-cell>
          <table:table-cell table:number-columns-repeated="10" table:style-name="ce1" office:value-type="string" calcext:value-type="string">
            <text:p>inp w</text:p>
          </table:table-cell>
          <table:table-cell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2" table:style-name="ce1" office:value-type="string" calcext:value-type="string">
            <text:p>mul x 0</text:p>
          </table:table-cell>
          <table:table-cell office:value-type="string" calcext:value-type="string">
            <text:p>mul x 0</text:p>
          </table:table-cell>
          <table:table-cell table:number-columns-repeated="10" table:style-name="ce1" office:value-type="string" calcext:value-type="string">
            <text:p>mul x 0</text:p>
          </table:table-cell>
          <table:table-cell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2" table:style-name="ce1" office:value-type="string" calcext:value-type="string">
            <text:p>add x z</text:p>
          </table:table-cell>
          <table:table-cell office:value-type="string" calcext:value-type="string">
            <text:p>add x z</text:p>
          </table:table-cell>
          <table:table-cell table:number-columns-repeated="10" table:style-name="ce1" office:value-type="string" calcext:value-type="string">
            <text:p>add x z</text:p>
          </table:table-cell>
          <table:table-cell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2" table:style-name="ce1" office:value-type="string" calcext:value-type="string">
            <text:p>mod x 26</text:p>
          </table:table-cell>
          <table:table-cell office:value-type="string" calcext:value-type="string">
            <text:p>mod x 26</text:p>
          </table:table-cell>
          <table:table-cell table:number-columns-repeated="10" table:style-name="ce1" office:value-type="string" calcext:value-type="string">
            <text:p>mod x 26</text:p>
          </table:table-cell>
          <table:table-cell/>
        </table:table-row>
        <table:table-row table:style-name="ro1">
          <table:table-cell table:number-columns-repeated="4" table:style-name="ce2" office:value-type="string" calcext:value-type="string">
            <text:p>div z 1</text:p>
          </table:table-cell>
          <table:table-cell table:style-name="ce2" office:value-type="string" calcext:value-type="string">
            <text:p>div z 26</text:p>
          </table:table-cell>
          <table:table-cell table:number-columns-repeated="2" table:style-name="ce2" office:value-type="string" calcext:value-type="string">
            <text:p>div z 1</text:p>
          </table:table-cell>
          <table:table-cell table:style-name="ce2" office:value-type="string" calcext:value-type="string">
            <text:p>div z 26</text:p>
          </table:table-cell>
          <table:table-cell table:style-name="ce2" office:value-type="string" calcext:value-type="string">
            <text:p>div z 1</text:p>
          </table:table-cell>
          <table:table-cell table:number-columns-repeated="5" table:style-name="ce2" office:value-type="string" calcext:value-type="string">
            <text:p>div z 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add x 13</text:p>
          </table:table-cell>
          <table:table-cell table:number-columns-repeated="2" table:style-name="ce2" office:value-type="string" calcext:value-type="string">
            <text:p>add x 15</text:p>
          </table:table-cell>
          <table:table-cell table:style-name="ce2" office:value-type="string" calcext:value-type="string">
            <text:p>add x 11</text:p>
          </table:table-cell>
          <table:table-cell table:style-name="ce2" office:value-type="string" calcext:value-type="string">
            <text:p>add x -7</text:p>
          </table:table-cell>
          <table:table-cell table:number-columns-repeated="2" table:style-name="ce2" office:value-type="string" calcext:value-type="string">
            <text:p>add x 10</text:p>
          </table:table-cell>
          <table:table-cell table:style-name="ce2" office:value-type="string" calcext:value-type="string">
            <text:p>add x -5</text:p>
          </table:table-cell>
          <table:table-cell table:style-name="ce2" office:value-type="string" calcext:value-type="string">
            <text:p>add x 15</text:p>
          </table:table-cell>
          <table:table-cell table:style-name="ce2" office:value-type="string" calcext:value-type="string">
            <text:p>add x -3</text:p>
          </table:table-cell>
          <table:table-cell table:style-name="ce2" office:value-type="string" calcext:value-type="string">
            <text:p>add x 0</text:p>
          </table:table-cell>
          <table:table-cell table:style-name="ce2" office:value-type="string" calcext:value-type="string">
            <text:p>add x -5</text:p>
          </table:table-cell>
          <table:table-cell table:style-name="ce2" office:value-type="string" calcext:value-type="string">
            <text:p>add x -9</text:p>
          </table:table-cell>
          <table:table-cell table:style-name="ce2" office:value-type="string" calcext:value-type="string">
            <text:p>add x 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2" table:style-name="ce1" office:value-type="string" calcext:value-type="string">
            <text:p>eql x w</text:p>
          </table:table-cell>
          <table:table-cell office:value-type="string" calcext:value-type="string">
            <text:p>eql x w</text:p>
          </table:table-cell>
          <table:table-cell table:number-columns-repeated="10" table:style-name="ce1" office:value-type="string" calcext:value-type="string">
            <text:p>eql x w</text:p>
          </table:table-cell>
          <table:table-cell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2" table:style-name="ce1" office:value-type="string" calcext:value-type="string">
            <text:p>eql x 0</text:p>
          </table:table-cell>
          <table:table-cell office:value-type="string" calcext:value-type="string">
            <text:p>eql x 0</text:p>
          </table:table-cell>
          <table:table-cell table:number-columns-repeated="10" table:style-name="ce1" office:value-type="string" calcext:value-type="string">
            <text:p>eql x 0</text:p>
          </table:table-cell>
          <table:table-cell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 table:style-name="ce1" office:value-type="string" calcext:value-type="string">
            <text:p>mul y 0</text:p>
          </table:table-cell>
          <table:table-cell office:value-type="string" calcext:value-type="string">
            <text:p>mul y 0</text:p>
          </table:table-cell>
          <table:table-cell table:number-columns-repeated="10" table:style-name="ce1" office:value-type="string" calcext:value-type="string">
            <text:p>mul y 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 table:style-name="ce1" office:value-type="string" calcext:value-type="string">
            <text:p>add y 25</text:p>
          </table:table-cell>
          <table:table-cell office:value-type="string" calcext:value-type="string">
            <text:p>add y 25</text:p>
          </table:table-cell>
          <table:table-cell table:number-columns-repeated="10" table:style-name="ce1" office:value-type="string" calcext:value-type="string">
            <text:p>add y 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 table:style-name="ce1" office:value-type="string" calcext:value-type="string">
            <text:p>mul y x</text:p>
          </table:table-cell>
          <table:table-cell office:value-type="string" calcext:value-type="string">
            <text:p>mul y x</text:p>
          </table:table-cell>
          <table:table-cell table:number-columns-repeated="10" table:style-name="ce1" office:value-type="string" calcext:value-type="string">
            <text:p>mul y x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 table:style-name="ce1" office:value-type="string" calcext:value-type="string">
            <text:p>add y 1</text:p>
          </table:table-cell>
          <table:table-cell office:value-type="string" calcext:value-type="string">
            <text:p>add y 1</text:p>
          </table:table-cell>
          <table:table-cell table:number-columns-repeated="10" table:style-name="ce1" office:value-type="string" calcext:value-type="string">
            <text:p>add y 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2" table:style-name="ce1" office:value-type="string" calcext:value-type="string">
            <text:p>mul z y</text:p>
          </table:table-cell>
          <table:table-cell office:value-type="string" calcext:value-type="string">
            <text:p>mul z y</text:p>
          </table:table-cell>
          <table:table-cell table:number-columns-repeated="10" table:style-name="ce1" office:value-type="string" calcext:value-type="string">
            <text:p>mul z y</text:p>
          </table:table-cell>
          <table:table-cell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 table:style-name="ce1" office:value-type="string" calcext:value-type="string">
            <text:p>mul y 0</text:p>
          </table:table-cell>
          <table:table-cell office:value-type="string" calcext:value-type="string">
            <text:p>mul y 0</text:p>
          </table:table-cell>
          <table:table-cell table:number-columns-repeated="10" table:style-name="ce1" office:value-type="string" calcext:value-type="string">
            <text:p>mul y 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 table:style-name="ce1" office:value-type="string" calcext:value-type="string">
            <text:p>add y w</text:p>
          </table:table-cell>
          <table:table-cell office:value-type="string" calcext:value-type="string">
            <text:p>add y w</text:p>
          </table:table-cell>
          <table:table-cell table:number-columns-repeated="10" table:style-name="ce1" office:value-type="string" calcext:value-type="string">
            <text:p>add y w</text:p>
          </table:table-cell>
          <table:table-cell/>
        </table:table-row>
        <table:table-row table:style-name="ro1">
          <table:table-cell table:style-name="ce2" office:value-type="string" calcext:value-type="string">
            <text:p>add y 6</text:p>
          </table:table-cell>
          <table:table-cell table:style-name="ce2" office:value-type="string" calcext:value-type="string">
            <text:p>add y 7</text:p>
          </table:table-cell>
          <table:table-cell table:style-name="ce2" office:value-type="string" calcext:value-type="string">
            <text:p>add y 10</text:p>
          </table:table-cell>
          <table:table-cell table:style-name="ce2" office:value-type="string" calcext:value-type="string">
            <text:p>add y 2</text:p>
          </table:table-cell>
          <table:table-cell table:style-name="ce2" office:value-type="string" calcext:value-type="string">
            <text:p>add y 15</text:p>
          </table:table-cell>
          <table:table-cell table:style-name="ce2" office:value-type="string" calcext:value-type="string">
            <text:p>add y 8</text:p>
          </table:table-cell>
          <table:table-cell table:style-name="ce2" office:value-type="string" calcext:value-type="string">
            <text:p>add y 1</text:p>
          </table:table-cell>
          <table:table-cell table:style-name="ce2" office:value-type="string" calcext:value-type="string">
            <text:p>add y 10</text:p>
          </table:table-cell>
          <table:table-cell table:style-name="ce2" office:value-type="string" calcext:value-type="string">
            <text:p>add y 5</text:p>
          </table:table-cell>
          <table:table-cell table:style-name="ce2" office:value-type="string" calcext:value-type="string">
            <text:p>add y 3</text:p>
          </table:table-cell>
          <table:table-cell table:style-name="ce2" office:value-type="string" calcext:value-type="string">
            <text:p>add y 5</text:p>
          </table:table-cell>
          <table:table-cell table:style-name="ce2" office:value-type="string" calcext:value-type="string">
            <text:p>add y 11</text:p>
          </table:table-cell>
          <table:table-cell table:style-name="ce2" office:value-type="string" calcext:value-type="string">
            <text:p>add y 12</text:p>
          </table:table-cell>
          <table:table-cell table:style-name="ce2" office:value-type="string" calcext:value-type="string">
            <text:p>add y 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 table:style-name="ce1" office:value-type="string" calcext:value-type="string">
            <text:p>mul y x</text:p>
          </table:table-cell>
          <table:table-cell office:value-type="string" calcext:value-type="string">
            <text:p>mul y x</text:p>
          </table:table-cell>
          <table:table-cell table:number-columns-repeated="10" table:style-name="ce1" office:value-type="string" calcext:value-type="string">
            <text:p>mul y x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2" table:style-name="ce1" office:value-type="string" calcext:value-type="string">
            <text:p>add z y</text:p>
          </table:table-cell>
          <table:table-cell office:value-type="string" calcext:value-type="string">
            <text:p>add z y</text:p>
          </table:table-cell>
          <table:table-cell table:number-columns-repeated="10" table:style-name="ce1" office:value-type="string" calcext:value-type="string">
            <text:p>add z y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x I y się resetują miedzy kolumnami</text:p>
          </table:table-cell>
          <table:table-cell table:number-columns-repeated="2"/>
          <table:table-cell table:style-name="Default"/>
          <table:table-cell office:value-type="string" calcext:value-type="string">
            <text:p>b jest albo wieksze od 10 albo mniejsze od 0 (cos ma to pewnie wspolnego z w ktore musi byc od 1..9)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ul x 0</text:p>
          </table:table-cell>
          <table:table-cell table:style-name="ce9" office:value-type="string" calcext:value-type="string" table:number-columns-spanned="3" table:number-rows-spanned="7">
            <text:p>X = ((z%26)/a)+b == w ? 0 : 1</text:p>
          </table:table-cell>
          <table:covered-table-cell/>
          <table:covered-table-cell table:style-name="Default"/>
          <table:table-cell table:style-name="ce13" office:value-type="string" calcext:value-type="string" table:number-columns-spanned="4" table:number-rows-spanned="6">
            <text:p>moze byc true tylko gdy b&lt;0 w przeciwnym wypadku mamy b&gt;10 a wiemy ze w nie moze byc &gt;10 wiec zawsze false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add x z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od x 26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div z 1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add x 13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eql x w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eql x 0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2" table:number-rows-spanned="1">
            <text:p>TRUE</text:p>
          </table:table-cell>
          <table:covered-table-cell/>
          <table:table-cell table:style-name="ce9" office:value-type="string" calcext:value-type="string" table:number-columns-spanned="2" table:number-rows-spanned="1">
            <text:p>FALSE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mul y 0</text:p>
          </table:table-cell>
          <table:table-cell table:style-name="ce10" office:value-type="string" calcext:value-type="string" table:number-columns-spanned="3" table:number-rows-spanned="5">
            <text:p>Z *= 25x+1</text:p>
          </table:table-cell>
          <table:covered-table-cell/>
          <table:covered-table-cell table:style-name="Default"/>
          <table:table-cell table:style-name="ce9" office:value-type="string" calcext:value-type="string" table:number-columns-spanned="2" table:number-rows-spanned="5">
            <text:p>z=z</text:p>
          </table:table-cell>
          <table:covered-table-cell/>
          <table:table-cell table:style-name="ce9" office:value-type="string" calcext:value-type="string" table:number-columns-spanned="2" table:number-rows-spanned="5">
            <text:p>Z*=26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d y 25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add y 1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ul z y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ul y 0</text:p>
          </table:table-cell>
          <table:table-cell table:style-name="ce9" office:value-type="string" calcext:value-type="string" table:number-columns-spanned="3" table:number-rows-spanned="5">
            <text:p>Z += (w+c)*x</text:p>
          </table:table-cell>
          <table:covered-table-cell/>
          <table:covered-table-cell table:style-name="Default"/>
          <table:table-cell table:style-name="ce9" office:value-type="string" calcext:value-type="string" table:number-columns-spanned="2" table:number-rows-spanned="5">
            <text:p>z=z</text:p>
          </table:table-cell>
          <table:covered-table-cell/>
          <table:table-cell table:style-name="ce9" office:value-type="string" calcext:value-type="string" table:number-columns-spanned="2" table:number-rows-spanned="5">
            <text:p>z+=w+c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d y w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add y 6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ul y x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add z y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I tu sie poddałem, <text:a xlink:href="https://github.com/kemmel-dev/AdventOfCode2021/blob/master/day24/AoC%20Day%2024.pdf" xlink:type="simple">https://github.com/kemmel-dev/AdventOfCode2021/blob/master/day24/AoC%20Day%2024.pdf</text:a>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11" office:value-type="string" calcext:value-type="string">
            <text:p>b&gt;0</text:p>
          </table:table-cell>
          <table:table-cell table:number-columns-repeated="4"/>
          <table:table-cell office:value-type="string" calcext:value-type="string">
            <text:p>d[i]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2" table:formula="of:=[.B43]&gt;0" office:value-type="boolean" office:boolean-value="true" calcext:value-type="boolean">
            <text:p>PRAWDA</text:p>
          </table:table-cell>
          <table:table-cell table:formula="of:=COM.MICROSOFT.TEXTJOIN(&quot;&quot;;0;&quot;PUSH(d[&quot;;[.A43];&quot;]+&quot;;[.C43];&quot;)&quot;)" office:value-type="string" office:string-value="PUSH(d[0]+6)" calcext:value-type="string">
            <text:p>PUSH(d[0]+6)</text:p>
          </table:table-cell>
          <table:table-cell table:number-columns-repeated="2"/>
          <table:table-cell office:value-type="string" calcext:value-type="string">
            <text:p>rules: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12" table:formula="of:=[.B44]&gt;0" office:value-type="boolean" office:boolean-value="true" calcext:value-type="boolean">
            <text:p>PRAWDA</text:p>
          </table:table-cell>
          <table:table-cell table:formula="of:=COM.MICROSOFT.TEXTJOIN(&quot;&quot;;0;&quot;PUSH(d[&quot;;[.A44];&quot;]+&quot;;[.C44];&quot;)&quot;)" office:value-type="string" office:string-value="PUSH(d[1]+7)" calcext:value-type="string">
            <text:p>PUSH(d[1]+7)</text:p>
          </table:table-cell>
          <table:table-cell table:number-columns-repeated="2"/>
          <table:table-cell office:value-type="string" calcext:value-type="string">
            <text:p>d[4]=d[3]-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2" table:formula="of:=[.B45]&gt;0" office:value-type="boolean" office:boolean-value="true" calcext:value-type="boolean">
            <text:p>PRAWDA</text:p>
          </table:table-cell>
          <table:table-cell table:formula="of:=COM.MICROSOFT.TEXTJOIN(&quot;&quot;;0;&quot;PUSH(d[&quot;;[.A45];&quot;]+&quot;;[.C45];&quot;)&quot;)" office:value-type="string" office:string-value="PUSH(d[2]+10)" calcext:value-type="string">
            <text:p>PUSH(d[2]+10)</text:p>
          </table:table-cell>
          <table:table-cell table:number-columns-repeated="2"/>
          <table:table-cell office:value-type="string" calcext:value-type="string">
            <text:p>d[7]=d[6]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2" table:formula="of:=[.B46]&gt;0" office:value-type="boolean" office:boolean-value="true" calcext:value-type="boolean">
            <text:p>PRAWDA</text:p>
          </table:table-cell>
          <table:table-cell table:formula="of:=COM.MICROSOFT.TEXTJOIN(&quot;&quot;;0;&quot;PUSH(d[&quot;;[.A46];&quot;]+&quot;;[.C46];&quot;)&quot;)" office:value-type="string" office:string-value="PUSH(d[3]+2)" calcext:value-type="string">
            <text:p>PUSH(d[3]+2)</text:p>
          </table:table-cell>
          <table:table-cell table:number-columns-repeated="2"/>
          <table:table-cell office:value-type="string" calcext:value-type="string">
            <text:p>d[9]=d[8]+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15" calcext:value-type="float">
            <text:p>15</text:p>
          </table:table-cell>
          <table:table-cell table:style-name="ce12" table:formula="of:=[.B47]&gt;0" office:value-type="boolean" office:boolean-value="false" calcext:value-type="boolean">
            <text:p>FAŁSZ</text:p>
          </table:table-cell>
          <table:table-cell/>
          <table:table-cell table:formula="of:=COM.MICROSOFT.TEXTJOIN(&quot;&quot;;0;&quot;d[&quot;;[.A47];&quot;]==pop()&quot;;[.B47];&quot;must be true&quot;)" office:value-type="string" office:string-value="d[4]==pop()-7must be true" calcext:value-type="string">
            <text:p>d[4]==pop()-7must be true</text:p>
          </table:table-cell>
          <table:table-cell/>
          <table:table-cell office:value-type="string" calcext:value-type="string">
            <text:p>d[10]=d[5]+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2" table:formula="of:=[.B48]&gt;0" office:value-type="boolean" office:boolean-value="true" calcext:value-type="boolean">
            <text:p>PRAWDA</text:p>
          </table:table-cell>
          <table:table-cell table:formula="of:=COM.MICROSOFT.TEXTJOIN(&quot;&quot;;0;&quot;PUSH(d[&quot;;[.A48];&quot;]+&quot;;[.C48];&quot;)&quot;)" office:value-type="string" office:string-value="PUSH(d[5]+8)" calcext:value-type="string">
            <text:p>PUSH(d[5]+8)</text:p>
          </table:table-cell>
          <table:table-cell table:number-columns-repeated="2"/>
          <table:table-cell office:value-type="string" calcext:value-type="string">
            <text:p>d[11]=d[2]+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table:formula="of:=[.B49]&gt;0" office:value-type="boolean" office:boolean-value="true" calcext:value-type="boolean">
            <text:p>PRAWDA</text:p>
          </table:table-cell>
          <table:table-cell table:formula="of:=COM.MICROSOFT.TEXTJOIN(&quot;&quot;;0;&quot;PUSH(d[&quot;;[.A49];&quot;]+&quot;;[.C49];&quot;)&quot;)" office:value-type="string" office:string-value="PUSH(d[6]+1)" calcext:value-type="string">
            <text:p>PUSH(d[6]+1)</text:p>
          </table:table-cell>
          <table:table-cell table:number-columns-repeated="2"/>
          <table:table-cell office:value-type="string" calcext:value-type="string">
            <text:p>d[12]=d[1]-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style-name="ce12" table:formula="of:=[.B50]&gt;0" office:value-type="boolean" office:boolean-value="false" calcext:value-type="boolean">
            <text:p>FAŁSZ</text:p>
          </table:table-cell>
          <table:table-cell/>
          <table:table-cell table:formula="of:=COM.MICROSOFT.TEXTJOIN(&quot;&quot;;0;&quot;d[&quot;;[.A50];&quot;]==pop()&quot;;[.B50];&quot;must be true&quot;)" office:value-type="string" office:string-value="d[7]==pop()-5must be true" calcext:value-type="string">
            <text:p>d[7]==pop()-5must be true</text:p>
          </table:table-cell>
          <table:table-cell/>
          <table:table-cell office:value-type="string" calcext:value-type="string">
            <text:p>d[13]=d[0]+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2" table:formula="of:=[.B51]&gt;0" office:value-type="boolean" office:boolean-value="true" calcext:value-type="boolean">
            <text:p>PRAWDA</text:p>
          </table:table-cell>
          <table:table-cell table:formula="of:=COM.MICROSOFT.TEXTJOIN(&quot;&quot;;0;&quot;PUSH(d[&quot;;[.A51];&quot;]+&quot;;[.C51];&quot;)&quot;)" office:value-type="string" office:string-value="PUSH(d[8]+5)" calcext:value-type="string">
            <text:p>PUSH(d[8]+5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style-name="ce12" table:formula="of:=[.B52]&gt;0" office:value-type="boolean" office:boolean-value="false" calcext:value-type="boolean">
            <text:p>FAŁSZ</text:p>
          </table:table-cell>
          <table:table-cell/>
          <table:table-cell table:formula="of:=COM.MICROSOFT.TEXTJOIN(&quot;&quot;;0;&quot;d[&quot;;[.A52];&quot;]==pop()&quot;;[.B52];&quot;must be true&quot;)" office:value-type="string" office:string-value="d[9]==pop()-3must be true" calcext:value-type="string">
            <text:p>d[9]==pop()-3must be tru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2" table:formula="of:=[.B53]&gt;0" office:value-type="boolean" office:boolean-value="false" calcext:value-type="boolean">
            <text:p>FAŁSZ</text:p>
          </table:table-cell>
          <table:table-cell/>
          <table:table-cell table:formula="of:=COM.MICROSOFT.TEXTJOIN(&quot;&quot;;0;&quot;d[&quot;;[.A53];&quot;]==pop()&quot;;[.B53];&quot;must be true&quot;)" office:value-type="string" office:string-value="d[10]==pop()0must be true" calcext:value-type="string">
            <text:p>d[10]==pop()0must be tru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table:style-name="ce12" table:formula="of:=[.B54]&gt;0" office:value-type="boolean" office:boolean-value="false" calcext:value-type="boolean">
            <text:p>FAŁSZ</text:p>
          </table:table-cell>
          <table:table-cell/>
          <table:table-cell table:formula="of:=COM.MICROSOFT.TEXTJOIN(&quot;&quot;;0;&quot;d[&quot;;[.A54];&quot;]==pop()&quot;;[.B54];&quot;must be true&quot;)" office:value-type="string" office:string-value="d[11]==pop()-5must be true" calcext:value-type="string">
            <text:p>d[11]==pop()-5must be tru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table:style-name="ce12" table:formula="of:=[.B55]&gt;0" office:value-type="boolean" office:boolean-value="false" calcext:value-type="boolean">
            <text:p>FAŁSZ</text:p>
          </table:table-cell>
          <table:table-cell/>
          <table:table-cell table:formula="of:=COM.MICROSOFT.TEXTJOIN(&quot;&quot;;0;&quot;d[&quot;;[.A55];&quot;]==pop()&quot;;[.B55];&quot;must be true&quot;)" office:value-type="string" office:string-value="d[12]==pop()-9must be true" calcext:value-type="string">
            <text:p>d[12]==pop()-9must be tru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2" table:formula="of:=[.B56]&gt;0" office:value-type="boolean" office:boolean-value="false" calcext:value-type="boolean">
            <text:p>FAŁSZ</text:p>
          </table:table-cell>
          <table:table-cell/>
          <table:table-cell table:formula="of:=COM.MICROSOFT.TEXTJOIN(&quot;&quot;;0;&quot;d[&quot;;[.A56];&quot;]==pop()&quot;;[.B56];&quot;must be true&quot;)" office:value-type="string" office:string-value="d[13]==pop()0must be true" calcext:value-type="string">
            <text:p>d[13]==pop()0must be tru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2" office:value-type="string" calcext:value-type="string">
            <text:p>unrestricted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9" office:value-type="float" office:value="39494195799979" calcext:value-type="float">
            <text:p>3949419579997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9" office:value-type="float" office:value="13161151139617" calcext:value-type="float">
            <text:p>1316115113961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.00.0000</text:date>, <text:time style:data-style-name="N2" text:time-value="19:17:41.0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 LibreOffice_project/efb621ed25068d70781dc026f7e9c5187a4decd1</meta:generator>
    <dc:date>2021-12-27T20:41:20.193000000</dc:date>
    <meta:editing-duration>PT28M1S</meta:editing-duration>
    <meta:editing-cycles>4</meta:editing-cycles>
    <meta:document-statistic meta:table-count="2" meta:cell-count="794" meta:object-count="0"/>
  </office:meta>
</office:document-meta>
</file>